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13F0000012836C13E8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8.44cm" svg:height="7.832cm" draw:z-index="0"><draw:image xlink:href="Pictures/100000000000013F0000012836C13E83.jpg" xlink:type="simple" xlink:show="embed" xlink:actuate="onLoad"/><draw:image-map><draw:area-rectangle xlink:href="http://opendocument4all.com/" xlink:type="simple" office:target-frame-name="_top" xlink:show="replace" svg:x="0cm" svg:y="0.745cm" svg:width="1.46cm" svg:height="1.695cm"><svg:desc>My Text</svg:desc></draw:area-rectangle></draw:image-map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Lars Behrmann</meta:initial-creator>
    <meta:creation-date>2006-01-28T09:59:58</meta:creation-date>
    <dc:creator>Lars Behrmann</dc:creator>
    <dc:date>2006-01-28T10:05:08</dc:date>
    <dc:language>en-US</dc:language>
    <meta:editing-cycles>2</meta:editing-cycles>
    <meta:editing-duration>PT5M1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